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 Bayan" svg:font-family="'Al Bayan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01e0c72" officeooo:paragraph-rsid="001e0c72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e0c72"/>
    </style:style>
    <style:style style:name="P5" style:family="paragraph" style:parent-style-name="Standard" style:list-style-name="L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 style:parent-style-name="Standard" style:list-style-name="L2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e0c72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officeooo:rsid="001e0c72" officeooo:paragraph-rsid="001e0c72" style:font-weight-asian="bold" style:font-weight-complex="bold"/>
    </style:style>
    <style:style style:name="P8" style:family="paragraph" style:parent-style-name="Standard">
      <style:text-properties fo:font-weight="normal" officeooo:paragraph-rsid="001e0c72" fo:background-color="#b4c7dc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background-color="#b4c7dc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e0c72" fo:background-color="#b4c7dc"/>
    </style:style>
    <style:style style:name="P11" style:family="paragraph" style:parent-style-name="Standard" style:list-style-name="L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e0c72" fo:background-color="#b4c7dc"/>
    </style:style>
    <style:style style:name="P12" style:family="paragraph" style:parent-style-name="Standard" style:list-style-name="L2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e0c72" fo:background-color="#b4c7dc"/>
    </style:style>
    <style:style style:name="P13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officeooo:rsid="001e0c72" officeooo:paragraph-rsid="001e0c72" style:font-size-asian="24pt" style:font-size-complex="24pt"/>
    </style:style>
    <style:style style:name="P14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style:font-size-asian="24pt" style:font-size-complex="24pt"/>
    </style:style>
    <style:style style:name="P15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fo:background-color="#b4c7dc" style:font-size-asian="24pt" style:font-size-complex="24pt"/>
    </style:style>
    <style:style style:name="P16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officeooo:paragraph-rsid="001e0c72" fo:background-color="#b4c7dc" style:font-size-asian="24pt" style:font-size-complex="24pt"/>
    </style:style>
    <style:style style:name="P17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fo:background-color="#b4c7dc" style:font-size-asian="24pt" style:font-size-complex="24pt"/>
    </style:style>
    <style:style style:name="P18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officeooo:rsid="001e0c72" officeooo:paragraph-rsid="001e0c72" fo:background-color="#b4c7dc" style:font-size-asian="24pt" style:font-size-complex="24pt"/>
    </style:style>
    <style:style style:name="P19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style:font-size-asian="24pt" style:font-weight-asian="normal" style:font-size-complex="24pt" style:font-weight-complex="normal"/>
    </style:style>
    <style:style style:name="P20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officeooo:paragraph-rsid="001e0c72" style:font-size-asian="24pt" style:font-weight-asian="normal" style:font-size-complex="24pt" style:font-weight-complex="normal"/>
    </style:style>
    <style:style style:name="P21" style:family="paragraph" style:parent-style-name="Standard" style:list-style-name="L3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officeooo:paragraph-rsid="001e0c72" style:font-size-asian="24pt" style:font-weight-asian="normal" style:font-size-complex="24pt" style:font-weight-complex="normal"/>
    </style:style>
    <style:style style:name="P22" style:family="paragraph" style:parent-style-name="Standard" style:list-style-name="L3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style:font-size-asian="24pt" style:font-weight-asian="normal" style:font-size-complex="24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861cm"/>
        </style:tab-stops>
      </style:paragraph-properties>
      <style:text-properties style:font-name="ArialMT1" fo:font-size="24pt" fo:font-weight="normal" officeooo:paragraph-rsid="001e0c72" style:font-size-asian="24pt" style:font-weight-asian="normal" style:font-size-complex="24pt" style:font-weight-complex="normal"/>
    </style:style>
    <style:style style:name="P24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officeooo:rsid="001e0c72" officeooo:paragraph-rsid="001e0c72" style:font-size-asian="24pt" style:font-weight-asian="normal" style:font-size-complex="24pt" style:font-weight-complex="normal"/>
    </style:style>
    <style:style style:name="P25" style:family="paragraph" style:parent-style-name="Standard" style:list-style-name="L3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officeooo:rsid="001e0c72" officeooo:paragraph-rsid="001e0c72" style:font-size-asian="24pt" style:font-weight-asian="normal" style:font-size-complex="24pt" style:font-weight-complex="normal"/>
    </style:style>
    <style:style style:name="P26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fo:background-color="#b4c7dc" style:font-size-asian="24pt" style:font-weight-asian="normal" style:font-size-complex="24pt" style:font-weight-complex="normal"/>
    </style:style>
    <style:style style:name="P27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officeooo:paragraph-rsid="001e0c72" fo:background-color="#b4c7dc" style:font-size-asian="24pt" style:font-weight-asian="normal" style:font-size-complex="24pt" style:font-weight-complex="normal"/>
    </style:style>
    <style:style style:name="P28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fo:background-color="#b4c7dc" style:font-size-asian="24pt" style:font-weight-asian="normal" style:font-size-complex="24pt" style:font-weight-complex="normal"/>
    </style:style>
    <style:style style:name="P29" style:family="paragraph" style:parent-style-name="Standard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officeooo:paragraph-rsid="001e0c72" fo:background-color="#b4c7dc" style:font-size-asian="24pt" style:font-weight-asian="normal" style:font-size-complex="24pt" style:font-weight-complex="normal"/>
    </style:style>
    <style:style style:name="P30" style:family="paragraph" style:parent-style-name="Standard" style:list-style-name="L3">
      <style:paragraph-properties>
        <style:tab-stops>
          <style:tab-stop style:position="1.861cm"/>
        </style:tab-stops>
      </style:paragraph-properties>
      <style:text-properties style:font-name="ArialMT1" fo:font-size="24pt" fo:font-weight="normal" fo:background-color="#b4c7dc" style:font-size-asian="24pt" style:font-weight-asian="normal" style:font-size-complex="24pt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1.861cm"/>
        </style:tab-stops>
      </style:paragraph-properties>
      <style:text-properties fo:color="#000000" loext:opacity="100%" style:font-name="ArialMT1" fo:font-size="24pt" fo:font-style="italic" officeooo:rsid="001e0c72" officeooo:paragraph-rsid="001e0c72" style:font-size-asian="24pt" style:font-style-asian="italic" style:font-size-complex="24pt" style:font-style-complex="italic"/>
    </style:style>
    <style:style style:name="P32" style:family="paragraph" style:parent-style-name="Standard">
      <style:paragraph-properties fo:text-align="center" style:justify-single-word="false">
        <style:tab-stops>
          <style:tab-stop style:position="1.861cm"/>
        </style:tab-stops>
      </style:paragraph-properties>
      <style:text-properties fo:color="#000000" loext:opacity="100%" style:font-name="ArialMT1" fo:font-size="24pt" fo:font-style="italic" fo:background-color="#b4c7dc" style:font-size-asian="24pt" style:font-style-asian="italic" style:font-size-complex="24pt" style:font-style-complex="italic"/>
    </style:style>
    <style:style style:name="P33" style:family="paragraph" style:parent-style-name="Standard">
      <style:paragraph-properties fo:text-align="center" style:justify-single-word="false">
        <style:tab-stops>
          <style:tab-stop style:position="1.861cm"/>
        </style:tab-stops>
      </style:paragraph-properties>
      <style:text-properties fo:color="#000000" loext:opacity="100%" style:font-name="ArialMT1" fo:font-size="24pt" fo:font-style="italic" officeooo:rsid="001e0c72" officeooo:paragraph-rsid="001e0c72" fo:background-color="#b4c7dc" style:font-size-asian="24pt" style:font-style-asian="italic" style:font-size-complex="24pt" style:font-style-complex="italic"/>
    </style:style>
    <style:style style:name="P34" style:family="paragraph" style:parent-style-name="Standard">
      <style:paragraph-properties fo:text-align="center" style:justify-single-word="false">
        <style:tab-stops>
          <style:tab-stop style:position="1.861cm"/>
        </style:tab-stops>
      </style:paragraph-properties>
      <style:text-properties fo:color="#000000" loext:opacity="100%" style:font-name="ArialMT1" fo:font-size="24pt" fo:font-style="italic" officeooo:rsid="001e0c72" officeooo:paragraph-rsid="001e0c72" fo:background-color="#b4c7dc" style:font-size-asian="24pt" style:font-style-asian="italic" style:font-size-complex="24pt" style:font-style-complex="italic"/>
    </style:style>
    <style:style style:name="P35" style:family="paragraph" style:parent-style-name="Standard">
      <style:paragraph-properties fo:text-align="center" style:justify-single-word="false">
        <style:tab-stops>
          <style:tab-stop style:position="1.861cm"/>
        </style:tab-stops>
      </style:paragraph-properties>
      <style:text-properties fo:color="#000000" loext:opacity="100%" style:font-name="ArialMT1" fo:font-size="24pt" fo:font-style="italic" style:text-underline-style="none" fo:font-weight="normal" fo:background-color="#b4c7dc" style:font-size-asian="24pt" style:font-style-asian="italic" style:font-weight-asian="normal" style:font-size-complex="24pt" style:font-style-complex="italic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1.861cm"/>
        </style:tab-stops>
      </style:paragraph-properties>
      <style:text-properties fo:color="#000000" loext:opacity="100%" style:font-name="ArialMT1" fo:font-size="24pt" fo:font-style="italic" fo:font-weight="normal" fo:background-color="#b4c7dc" style:font-size-asian="24pt" style:font-style-asian="italic" style:font-weight-asian="normal" style:font-size-complex="24pt" style:font-style-complex="italic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1.861cm"/>
        </style:tab-stops>
      </style:paragraph-properties>
      <style:text-properties fo:color="#000000" loext:opacity="100%" style:font-name="ArialMT1" fo:font-size="24pt" fo:font-style="italic" fo:font-weight="normal" officeooo:rsid="001e0c72" officeooo:paragraph-rsid="001e0c72" fo:background-color="#b4c7dc" style:font-size-asian="24pt" style:font-style-asian="italic" style:font-weight-asian="normal" style:font-size-complex="24pt" style:font-style-complex="italic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861cm"/>
        </style:tab-stops>
      </style:paragraph-properties>
      <style:text-properties fo:color="#000000" loext:opacity="100%" style:font-name="ArialMT1" fo:font-size="24pt" fo:font-style="italic" fo:font-weight="normal" officeooo:rsid="001e0c72" officeooo:paragraph-rsid="001e0c72" fo:background-color="#b4c7dc" style:font-size-asian="24pt" style:font-style-asian="italic" style:font-weight-asian="normal" style:font-size-complex="24pt" style:font-style-complex="italic" style:font-weight-complex="normal"/>
    </style:style>
    <style:style style:name="P39" style:family="paragraph" style:parent-style-name="Standard">
      <style:paragraph-properties>
        <style:tab-stops>
          <style:tab-stop style:position="1.861cm"/>
        </style:tab-stops>
      </style:paragraph-properties>
      <style:text-properties fo:color="#000000" loext:opacity="100%" style:font-name="ArialMT1" fo:font-size="24pt" officeooo:rsid="001e0c72" officeooo:paragraph-rsid="001e0c72" fo:background-color="#b4c7dc" style:font-size-asian="24pt" style:font-size-complex="24pt"/>
    </style:style>
    <style:style style:name="P40" style:family="paragraph" style:parent-style-name="Standard">
      <style:paragraph-properties>
        <style:tab-stops>
          <style:tab-stop style:position="1.861cm"/>
        </style:tab-stops>
      </style:paragraph-properties>
      <style:text-properties fo:color="#000000" loext:opacity="100%" style:font-name="ArialMT1" fo:font-size="24pt" fo:font-weight="bold" officeooo:rsid="001e0c72" officeooo:paragraph-rsid="001e0c72" style:font-size-asian="24pt" style:font-weight-asian="bold" style:font-size-complex="24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-BoldMT" fo:font-size="24pt" fo:font-weight="bold" style:font-size-asian="24pt" style:font-weight-asian="bold"/>
    </style:style>
    <style:style style:name="T3" style:family="text">
      <style:text-properties fo:color="#000000" loext:opacity="100%" style:font-name="Arial-BoldMT" fo:font-size="24pt" fo:font-weight="bold" style:font-size-asian="24pt" style:font-weight-asian="bold"/>
    </style:style>
    <style:style style:name="T4" style:family="text">
      <style:text-properties fo:color="#000000" loext:opacity="100%" style:font-name="Arial-BoldMT" fo:font-size="24pt" fo:font-weight="bold" officeooo:rsid="001e0c72" style:font-size-asian="24pt" style:font-weight-asian="bold"/>
    </style:style>
    <style:style style:name="T5" style:family="text">
      <style:text-properties fo:color="#000000" loext:opacity="100%" style:font-name="Arial-BoldMT" fo:font-size="24pt" fo:font-weight="bold" fo:background-color="#b4c7dc" loext:char-shading-value="0" style:font-size-asian="24pt" style:font-weight-asian="bold"/>
    </style:style>
    <style:style style:name="T6" style:family="text">
      <style:text-properties fo:color="#000000" loext:opacity="100%" style:font-name="Arial-BoldMT" fo:font-size="24pt" fo:font-weight="bold" officeooo:rsid="001e0c72" fo:background-color="#b4c7dc" loext:char-shading-value="0" style:font-size-asian="24pt" style:font-weight-asian="bold"/>
    </style:style>
    <style:style style:name="T7" style:family="text">
      <style:text-properties fo:color="#000000" loext:opacity="100%" style:font-name="Arial-BoldMT" fo:font-size="24pt" style:font-size-asian="24pt"/>
    </style:style>
    <style:style style:name="T8" style:family="text">
      <style:text-properties fo:color="#000000" loext:opacity="100%" style:font-name="Arial-BoldMT" fo:font-size="24pt" fo:font-weight="normal" fo:background-color="#b4c7dc" loext:char-shading-value="0" style:font-size-asian="24pt" style:font-weight-asian="normal" style:font-weight-complex="normal"/>
    </style:style>
    <style:style style:name="T9" style:family="text">
      <style:text-properties fo:color="#000000" loext:opacity="100%" style:font-name="Arial-BoldMT" fo:font-size="24pt" fo:font-weight="normal" officeooo:rsid="001e0c72" fo:background-color="#b4c7dc" loext:char-shading-value="0" style:font-size-asian="24pt" style:font-weight-asian="normal" style:font-weight-complex="normal"/>
    </style:style>
    <style:style style:name="T10" style:family="text">
      <style:text-properties fo:color="#000000" loext:opacity="100%" style:font-name="ArialMT" fo:font-size="24pt" fo:font-weight="normal" style:font-size-asian="24pt" style:font-weight-asian="normal"/>
    </style:style>
    <style:style style:name="T11" style:family="text">
      <style:text-properties fo:color="#000000" loext:opacity="100%" style:font-name="ArialMT" fo:font-size="24pt" fo:font-weight="normal" style:font-size-asian="24pt" style:font-weight-asian="normal"/>
    </style:style>
    <style:style style:name="T12" style:family="text">
      <style:text-properties fo:color="#000000" loext:opacity="100%" style:font-name="ArialMT" fo:font-size="24pt" fo:font-weight="normal" officeooo:rsid="001e0c72" style:font-size-asian="24pt" style:font-weight-asian="normal"/>
    </style:style>
    <style:style style:name="T13" style:family="text">
      <style:text-properties fo:color="#000000" loext:opacity="100%" style:font-name="ArialMT" fo:font-size="24pt" fo:font-weight="normal" officeooo:rsid="001e0c72" style:font-size-asian="24pt" style:font-weight-asian="normal"/>
    </style:style>
    <style:style style:name="T14" style:family="text">
      <style:text-properties fo:color="#000000" loext:opacity="100%" style:font-name="ArialMT" fo:font-size="24pt" fo:font-weight="normal" fo:background-color="#b4c7dc" loext:char-shading-value="0" style:font-size-asian="24pt" style:font-weight-asian="normal"/>
    </style:style>
    <style:style style:name="T15" style:family="text">
      <style:text-properties fo:color="#000000" loext:opacity="100%" style:font-name="ArialMT" fo:font-size="24pt" fo:font-weight="normal" officeooo:rsid="001e0c72" fo:background-color="#b4c7dc" loext:char-shading-value="0" style:font-size-asian="24pt" style:font-weight-asian="normal" style:font-weight-complex="normal"/>
    </style:style>
    <style:style style:name="T16" style:family="text">
      <style:text-properties fo:color="#000000" loext:opacity="100%" style:font-name="ArialMT" fo:font-size="24pt" fo:font-weight="normal" officeooo:rsid="001e0c72" fo:background-color="#b4c7dc" loext:char-shading-value="0" style:font-size-asian="24pt" style:font-weight-asian="normal"/>
    </style:style>
    <style:style style:name="T17" style:family="text">
      <style:text-properties fo:color="#000000" loext:opacity="100%" style:font-name="ArialMT" fo:font-size="24pt" style:font-size-asian="24pt"/>
    </style:style>
    <style:style style:name="T18" style:family="text">
      <style:text-properties fo:color="#000000" loext:opacity="100%" style:font-name="ArialMT" fo:font-size="24pt" style:font-size-asian="24pt"/>
    </style:style>
    <style:style style:name="T19" style:family="text">
      <style:text-properties fo:color="#000000" loext:opacity="100%" style:font-name="ArialMT" fo:font-size="24pt" fo:font-weight="bold" officeooo:rsid="001e0c72" style:font-size-asian="24pt" style:font-weight-asian="bold"/>
    </style:style>
    <style:style style:name="T20" style:family="text">
      <style:text-properties fo:color="#000000" loext:opacity="100%" style:font-name="ArialMT" fo:font-size="24pt" fo:font-weight="bold" officeooo:rsid="001e0c72" fo:background-color="#b4c7dc" loext:char-shading-value="0" style:font-size-asian="24pt" style:font-weight-asian="bold"/>
    </style:style>
    <style:style style:name="T21" style:family="text">
      <style:text-properties fo:color="#000000" loext:opacity="100%" style:font-name="ArialMT" fo:font-size="24pt" fo:background-color="#b4c7dc" loext:char-shading-value="0" style:font-size-asian="24pt"/>
    </style:style>
    <style:style style:name="T22" style:family="text">
      <style:text-properties fo:color="#000000" loext:opacity="100%" style:font-name="ArialMT" fo:font-size="24pt" officeooo:rsid="001e0c72" fo:background-color="#b4c7dc" loext:char-shading-value="0" style:font-size-asian="24pt"/>
    </style:style>
    <style:style style:name="T23" style:family="text">
      <style:text-properties fo:color="#000000" loext:opacity="100%" style:font-name="ArialMT" fo:font-size="28pt" style:font-size-asian="28pt"/>
    </style:style>
    <style:style style:name="T24" style:family="text">
      <style:text-properties fo:color="#000000" loext:opacity="100%" fo:font-weight="normal" style:font-weight-asian="normal"/>
    </style:style>
    <style:style style:name="T25" style:family="text">
      <style:text-properties fo:color="#000000" loext:opacity="100%" fo:font-weight="normal" style:font-weight-asian="normal"/>
    </style:style>
    <style:style style:name="T26" style:family="text">
      <style:text-properties fo:color="#000000" loext:opacity="100%" fo:font-weight="normal" style:font-weight-asian="normal" style:font-weight-complex="normal"/>
    </style:style>
    <style:style style:name="T27" style:family="text">
      <style:text-properties fo:color="#000000" loext:opacity="100%" fo:font-weight="normal" style:font-weight-asian="normal" style:font-weight-complex="normal"/>
    </style:style>
    <style:style style:name="T28" style:family="text">
      <style:text-properties fo:color="#000000" loext:opacity="100%" fo:font-weight="normal" officeooo:rsid="001e0c72" style:font-weight-asian="normal" style:font-weight-complex="normal"/>
    </style:style>
    <style:style style:name="T29" style:family="text">
      <style:text-properties fo:color="#000000" loext:opacity="100%" fo:font-weight="normal" officeooo:rsid="001e0c72" style:font-weight-asian="normal"/>
    </style:style>
    <style:style style:name="T30" style:family="text">
      <style:text-properties fo:color="#000000" loext:opacity="100%" fo:font-weight="normal" fo:background-color="#b4c7dc" loext:char-shading-value="0" style:font-weight-asian="normal"/>
    </style:style>
    <style:style style:name="T31" style:family="text">
      <style:text-properties fo:color="#000000" loext:opacity="100%" fo:font-weight="normal" fo:background-color="#b4c7dc" loext:char-shading-value="0" style:font-weight-asian="normal"/>
    </style:style>
    <style:style style:name="T32" style:family="text">
      <style:text-properties fo:color="#000000" loext:opacity="100%" fo:font-weight="bold" style:font-weight-asian="bold"/>
    </style:style>
    <style:style style:name="T33" style:family="text">
      <style:text-properties fo:color="#000000" loext:opacity="100%" fo:font-weight="bold" officeooo:rsid="001e0c72" style:font-weight-asian="bold"/>
    </style:style>
    <style:style style:name="T34" style:family="text">
      <style:text-properties fo:color="#000000" loext:opacity="100%" fo:font-weight="bold" style:font-weight-asian="bold" style:font-weight-complex="normal"/>
    </style:style>
    <style:style style:name="T35" style:family="text">
      <style:text-properties fo:color="#000000" loext:opacity="100%" fo:font-weight="bold" style:font-weight-asian="bold" style:font-weight-complex="bold"/>
    </style:style>
    <style:style style:name="T36" style:family="text">
      <style:text-properties fo:color="#000000" loext:opacity="100%" fo:font-weight="bold" fo:background-color="#b4c7dc" loext:char-shading-value="0" style:font-weight-asian="bold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fo:background-color="#b4c7dc" loext:char-shading-value="0"/>
    </style:style>
    <style:style style:name="T39" style:family="text">
      <style:text-properties fo:color="#000000" loext:opacity="100%" fo:background-color="#b4c7dc" loext:char-shading-value="0"/>
    </style:style>
    <style:style style:name="T40" style:family="text">
      <style:text-properties fo:color="#000000" loext:opacity="100%" officeooo:rsid="001e0c72" fo:background-color="#b4c7dc" loext:char-shading-value="0"/>
    </style:style>
    <style:style style:name="T41" style:family="text">
      <style:text-properties fo:color="#000000" loext:opacity="100%" officeooo:rsid="001e0c72" fo:background-color="#b4c7dc" loext:char-shading-value="0"/>
    </style:style>
    <style:style style:name="T42" style:family="text">
      <style:text-properties fo:color="#000000" loext:opacity="100%" fo:font-style="italic" style:text-underline-style="none" style:font-style-asian="italic" style:font-style-complex="italic"/>
    </style:style>
    <style:style style:name="T43" style:family="text">
      <style:text-properties fo:color="#000000" loext:opacity="100%" fo:font-style="italic" officeooo:rsid="001e0c72" fo:background-color="#b4c7dc" loext:char-shading-value="0" style:font-style-asian="italic" style:font-style-complex="italic"/>
    </style:style>
    <style:style style:name="T44" style:family="text">
      <style:text-properties fo:color="#000000" loext:opacity="100%" officeooo:rsid="001e0c72"/>
    </style:style>
    <style:style style:name="T45" style:family="text">
      <style:text-properties fo:color="#000000" loext:opacity="100%" officeooo:rsid="001e0c72"/>
    </style:style>
    <style:style style:name="T46" style:family="text">
      <style:text-properties fo:color="#000000" loext:opacity="100%" officeooo:rsid="001e0c72"/>
    </style:style>
    <style:style style:name="T47" style:family="text">
      <style:text-properties fo:color="#000000" loext:opacity="100%" style:text-underline-style="solid" style:text-underline-width="auto" style:text-underline-color="font-color" fo:font-weight="normal" style:font-weight-asian="normal"/>
    </style:style>
    <style:style style:name="T48" style:family="text">
      <style:text-properties fo:color="#000000" loext:opacity="100%" style:text-underline-style="none" fo:font-weight="normal" style:font-weight-asian="normal"/>
    </style:style>
    <style:style style:name="T49" style:family="text">
      <style:text-properties fo:color="#000000" loext:opacity="100%" style:text-underline-style="none" fo:font-weight="normal" officeooo:rsid="001e0c72" style:font-weight-asian="normal"/>
    </style:style>
    <style:style style:name="T50" style:family="text">
      <style:text-properties fo:font-weight="normal" style:font-weight-asian="normal"/>
    </style:style>
    <style:style style:name="T51" style:family="text">
      <style:text-properties fo:font-weight="normal" style:font-weight-asian="normal"/>
    </style:style>
    <style:style style:name="T52" style:family="text">
      <style:text-properties fo:color="#154a91" loext:opacity="100%" fo:font-weight="normal" style:font-weight-asian="normal"/>
    </style:style>
    <style:style style:name="T53" style:family="text">
      <style:text-properties fo:color="#154a91" loext:opacity="100%" fo:font-weight="normal" style:font-weight-asian="normal"/>
    </style:style>
    <style:style style:name="T54" style:family="text">
      <style:text-properties fo:color="#154a91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7">Salesforce si basa su un modello MVC</text:span><text:span text:style-name="T7">.</text:span></text:p>
      <text:p text:style-name="P2" loext:marker-style-name="T10"><text:span text:style-name="T5">MVC </text:span><text:span text:style-name="T14">è l’acronimo di </text:span><text:span text:style-name="T5">Model View Controller</text:span><text:span text:style-name="T2"> </text:span><text:span text:style-name="T10">ed è </text:span><text:span text:style-name="T14">un modello di architettura software che suddivide la stessa in tre tipi di componenti</text:span><text:span text:style-name="T10">, in modo da separare la rappresentazione delle </text:span><text:span text:style-name="T12">informazioni dall’interfaccia utente.</text:span></text:p>
      <text:p text:style-name="P9" loext:marker-style-name="T10"><text:span text:style-name="T10">Un </text:span><text:span text:style-name="T2">controller <text:s/></text:span><text:span text:style-name="T10">invia comandi alla vista</text:span><text:span text:style-name="T12">(View)</text:span><text:span text:style-name="T10"> associata, per modificare la presentazione della vista</text:span><text:span text:style-name="T12">(View)</text:span><text:span text:style-name="T10"> del modello </text:span><text:span text:style-name="T12">.</text:span></text:p>
      <text:p text:style-name="P9" loext:marker-style-name="T17"><text:span text:style-name="T12">Pu</text:span><text:span text:style-name="T17">ò anche inviare comandi al modello per aggiornare lo stato del modello .</text:span></text:p>
      <text:p text:style-name="P4" loext:marker-style-name="T10"><text:span text:style-name="T15">I </text:span><text:span text:style-name="T8">Controller</text:span><text:span text:style-name="T5"> </text:span><text:span text:style-name="T14">sono scritti in codice Apex </text:span><text:span text:style-name="T10">e finiscono per controllare e applicare tutta la logica aziendale. </text:span></text:p>
      <text:p text:style-name="P4" loext:marker-style-name="T10"><text:span text:style-name="T14">Le pagine interagiscono con il controller attraverso </text:span><text:span text:style-name="T16">i</text:span><text:span text:style-name="T14"> componenti che trasferiscono i dati e specificano cosa succede quando</text:span></text:p>
      <text:p text:style-name="P2" loext:marker-style-name="T10"><text:span text:style-name="T14">l'utente interagisce</text:span><text:span text:style-name="T10"> effettivamente </text:span><text:span text:style-name="T14">con l'interfaccia utente.</text:span></text:p>
      <text:p text:style-name="P2" loext:marker-style-name="T17"><text:span text:style-name="T14">Salesforce ha controller predefiniti per</text:span><text:span text:style-name="T10"> molte delle </text:span><text:span text:style-name="T14">azioni </text:span><text:span text:style-name="T21">standard come Visualizza, Modifica, Salva.</text:span><text:span text:style-name="T17"> Se si desidera aggiungere un nuovo comportamento,</text:span><text:span text:style-name="T21"> è possibile estendere o creare nuovi controller (controller personalizzati) in Apex.</text:span></text:p>
      <text:p text:style-name="P2" loext:marker-style-name="T10"><text:span text:style-name="T10"/></text:p>
      <text:p text:style-name="P9" loext:marker-style-name="T10"><text:soft-page-break/><text:span text:style-name="T17">Un </text:span><text:span text:style-name="T2">Model </text:span><text:span text:style-name="T10">notifica </text:span><text:span text:style-name="T12">al</text:span><text:span text:style-name="T10">le viste</text:span><text:span text:style-name="T12">(View)</text:span><text:span text:style-name="T10"> e </text:span><text:span text:style-name="T12">a</text:span><text:span text:style-name="T10">i controller associati quando si è verificato un cambiamento nel suo stato.</text:span></text:p>
      <text:p text:style-name="P9" loext:marker-style-name="T10"><text:span text:style-name="T10">Questa notifica consente alle viste</text:span><text:span text:style-name="T12">(View)</text:span><text:span text:style-name="T10"> di produrre output aggiornati e ai controller di modificare il set di comandi disponibile.</text:span></text:p>
      <text:p text:style-name="P4" loext:marker-style-name="T10"><text:span text:style-name="T9">I </text:span><text:span text:style-name="T8">Model </text:span><text:span text:style-name="T9">sono</text:span><text:span text:style-name="T8"> </text:span><text:span text:style-name="T14">oggetti del database in Salesforce.</text:span></text:p>
      <text:p text:style-name="P4" loext:marker-style-name="T10"><text:span text:style-name="T14">Include gli oggetti Salesforce standard</text:span><text:span text:style-name="T10"> come Lead, Contact, Account,Opportunity ecc.</text:span></text:p>
      <text:p text:style-name="P4" loext:marker-style-name="T10"><text:span text:style-name="T16">M</text:span><text:span text:style-name="T14">a anche oggetto personalizzat</text:span><text:span text:style-name="T16">i</text:span><text:span text:style-name="T14">.</text:span></text:p>
      <text:p text:style-name="P9" loext:marker-style-name="T10"><text:span text:style-name="T10">Una </text:span><text:span text:style-name="T12">V</text:span><text:span text:style-name="T2">iew </text:span><text:span text:style-name="T10">richiede al </text:span><text:span text:style-name="T12">M</text:span><text:span text:style-name="T10">odello le informazioni necessarie per generare una rappresentazione di output.</text:span></text:p>
      <text:p text:style-name="P9" loext:marker-style-name="T10"><text:span text:style-name="T10">È possibile scrivere le proprie pagine</text:span><text:span text:style-name="T12">(</text:span><text:span text:style-name="T10"> l</text:span><text:span text:style-name="T12">e V</text:span><text:span text:style-name="T2">iew</text:span><text:span text:style-name="T4">)</text:span><text:span text:style-name="T2"> </text:span><text:span text:style-name="T10">usando </text:span><text:span text:style-name="T12">V</text:span><text:span text:style-name="T10">isualforce(VF).</text:span></text:p>
      <text:p text:style-name="P2" loext:marker-style-name="T10"><text:span text:style-name="T5">Visualforce </text:span><text:span text:style-name="T14">è il framework di interfaccia utente basato su componenti</text:span><text:span text:style-name="T10"> per la piattaforma Force.com.</text:span></text:p>
      <text:p text:style-name="P2" loext:marker-style-name="T2"><text:span text:style-name="T14">Include un linguaggio di markup basato su </text:span><text:span text:style-name="T5">tag, simile all'HTML.</text:span></text:p>
      <text:p text:style-name="P10" loext:marker-style-name="T10"><text:span text:style-name="T10">Con Visualforce </text:span><text:span text:style-name="T17">è possibile</text:span><text:span text:style-name="T10"> :</text:span></text:p>
      <text:list text:style-name="L1">
        <text:list-item>
          <text:p text:style-name="P11" loext:marker-style-name="T10"><text:span text:style-name="T10">Sostituire le pagine Salesforce standard con la propria </text:span><text:span text:style-name="T17">pagina Visualforce.</text:span></text:p>
        </text:list-item>
        <text:list-item>
          <text:p text:style-name="P5" loext:marker-style-name="T17"><text:span text:style-name="T21">Creare il proprio controllo di flusso personalizzato per un'applicazione.</text:span></text:p>
        </text:list-item>
        <text:list-item>
          <text:p text:style-name="P5" loext:marker-style-name="T17"><text:soft-page-break/><text:span text:style-name="T17">-</text:span><text:span text:style-name="T21">Definire schemi di navigazione e regole specifiche per i dati</text:span><text:span text:style-name="T17">, per ottimizzare l'interazione efficace con le applicazioni.</text:span></text:p>
        </text:list-item>
        <text:list-item>
          <text:p text:style-name="P5" loext:marker-style-name="T17"><text:span text:style-name="T17">-</text:span><text:span text:style-name="T22">P</text:span><text:span text:style-name="T21">uò essere integrato con HTML, CSS, Ajax, jQuery</text:span><text:span text:style-name="T17">.</text:span></text:p>
        </text:list-item>
      </text:list>
      <text:p text:style-name="P9" loext:marker-style-name="T2"><text:span text:style-name="T17">Visualforce adotta lo stile di sviluppo </text:span><text:span text:style-name="T2">Model View Controller (MVC).</text:span></text:p>
      <text:p text:style-name="P4" loext:marker-style-name="T17"><text:span text:style-name="T14">Ogni pagina </text:span><text:span text:style-name="T16">V</text:span><text:span text:style-name="T14">isualforce </text:span><text:span text:style-name="T21">è associata a un controller.</text:span></text:p>
      <text:p text:style-name="P10" loext:marker-style-name="T17"><text:span text:style-name="T17">È possibile fare uso di controller standard già creati oppure creare un controller</text:span></text:p>
      <text:p text:style-name="P9" loext:marker-style-name="T10"><text:span text:style-name="T17">usando il linguaggio Apex.</text:span></text:p>
      <text:p text:style-name="P9" loext:marker-style-name="T10"><text:span text:style-name="T2">View: </text:span><text:span text:style-name="T10">è la presentazione dei dati, quindi l'interfaccia utente, si hanno <text:s/></text:span><text:span text:style-name="T2">Pages </text:span><text:span text:style-name="T4">e </text:span><text:span text:style-name="T19"><text:s/></text:span><text:span text:style-name="T2">Components</text:span><text:span text:style-name="T4">.</text:span></text:p>
      <text:list text:style-name="L2">
        <text:list-item>
          <text:p text:style-name="P6" loext:marker-style-name="T10"><text:span text:style-name="T5">Pages: </text:span><text:span text:style-name="T14">Sono i mattoni dell'interfaccia utente .Visualforce utilizza HTML per definire l'aspetto dell'interfaccia dell'applicazione.</text:span><text:span text:style-name="T6"> </text:span><text:span text:style-name="T20">Ogni pagina </text:span><text:span text:style-name="T21">è referenziata da un URL unico</text:span><text:span text:style-name="T17">, proprio come una normale pagina web, </text:span><text:span text:style-name="T21">e contiene <text:s/>componenti Visualforce che possono essere richiamati da semplici tag all'interno della pagina.</text:span></text:p>
        </text:list-item>
        <text:list-item>
          <text:p text:style-name="P6" loext:marker-style-name="T10"><text:span text:style-name="T5">Components: </text:span><text:span text:style-name="T14">esistono componenti Visualforce standard e personalizzati.</text:span><text:span text:style-name="T10"> </text:span></text:p>
          <text:p text:style-name="P12" loext:marker-style-name="T10"><text:soft-page-break/><text:span text:style-name="T12">E</text:span><text:span text:style-name="T10"> possibile riutilizzarl</text:span><text:span text:style-name="T12">i</text:span><text:span text:style-name="T10"> su più</text:span><text:span text:style-name="T12"> </text:span><text:span text:style-name="T10">pagine.</text:span></text:p>
          <text:p text:style-name="P12" loext:marker-style-name="T10"><text:span text:style-name="T10">Possono anche essere abbinati a CSS.</text:span></text:p>
        </text:list-item>
      </text:list>
      <text:p text:style-name="P7" loext:marker-style-name="T10"><text:span text:style-name="T17">Domain</text:span></text:p>
      <text:p text:style-name="P2" loext:marker-style-name="T17"><text:span text:style-name="T10">Per poter operare pienamente con gli strumenti di sviluppo</text:span></text:p>
      <text:p text:style-name="P2" loext:marker-style-name="T17"><text:span text:style-name="T17">della UI messi a disposizione da Salesforce occorre creare</text:span><text:span text:style-name="T17"/></text:p>
      <text:p text:style-name="P1" loext:marker-style-name="T10"><text:span text:style-name="T17">preventivamente un dominio personalizzato.</text:span></text:p>
      <text:p text:style-name="P13" loext:marker-style-name="T10"/>
      <text:p text:style-name="P14" loext:marker-style-name="T10"><text:span text:style-name="T50">Visualforce Page tags</text:span></text:p>
      <text:p text:style-name="P32" loext:marker-style-name="T10"><text:span text:style-name="T50">&lt;apex:page&gt;</text:span></text:p>
      <text:p text:style-name="P14" loext:marker-style-name="T10"><text:span text:style-name="T30">Il tag di base che </text:span><text:span text:style-name="T36">crea una pagina Visualforce</text:span><text:span text:style-name="T30">. Può essere utilizzato solo una volta in una pagina e tutti i tag</text:span></text:p>
      <text:p text:style-name="P15" loext:marker-style-name="T10"><text:span text:style-name="T24">visualforce devono essere racchiusi in questo tag.</text:span></text:p>
      <text:p text:style-name="P35" loext:marker-style-name="T10">&lt;apex:pageblock&gt;</text:p>
      <text:p text:style-name="P19" loext:marker-style-name="T2"><text:span text:style-name="T39">Un tag che crea un'area all'interno della pagina in cui è possibile creare più sezioni</text:span><text:span text:style-name="T1"> e possono essere visualizzati campi, pulsanti, tabelle o collegamenti.</text:span></text:p>
      <text:p text:style-name="P26" loext:marker-style-name="T10"><text:span text:style-name="T1">Di default eredita lo stile di pagina standard di Salesforce.</text:span></text:p>
      <text:p text:style-name="P32" loext:marker-style-name="T10"><text:span text:style-name="T50">&lt;apex:pageBlockSection&gt;</text:span></text:p>
      <text:p text:style-name="P27" loext:marker-style-name="T2"><text:span text:style-name="T1">Questo tag <text:s/>creare una sezione all'interno di un blocco di pagina </text:span><text:span text:style-name="T42">&lt;apex:pageblock&gt;</text:span><text:span text:style-name="T1">.</text:span></text:p>
      <text:p text:style-name="P19" loext:marker-style-name="T10"><text:soft-page-break/><text:span text:style-name="T39">È possibile creare più sezioni</text:span><text:span text:style-name="T1"> in un blocco di pagina </text:span><text:span text:style-name="T39">e ciascuna sezione può essere utilizzata per visualizzare qualsiasi campo</text:span><text:span text:style-name="T1"> (input / output).</text:span></text:p>
      <text:p text:style-name="P26" loext:marker-style-name="T2"><text:span text:style-name="T1">Un componente pageBlockSection è costituito da una o più colonne, per impostazione predefinita è uguale a</text:span></text:p>
      <text:p text:style-name="P26" loext:marker-style-name="T10"><text:span text:style-name="T1">due, ognuna delle quali si estende su due celle: una per l'etichetta di un campo e una per il suo valore.</text:span></text:p>
      <text:p text:style-name="P26" loext:marker-style-name="T17"><text:span text:style-name="T1">Ogni componente trovato nel corpo di un &lt;apex:pageBlockSection&gt; viene inserito nella cella successiva </text:span><text:span text:style-name="T44">libera </text:span><text:span text:style-name="T1">di una riga finché non viene raggiunto il numero di colonne.</text:span></text:p>
      <text:p text:style-name="P36" loext:marker-style-name="T10">&lt;apex:pageBlockButtons&gt;</text:p>
      <text:p text:style-name="P37" loext:marker-style-name="T10">E un contenitore che contiene Tag &lt;apex:</text:p>
      <text:p text:style-name="P23" loext:marker-style-name="T10"><text:span text:style-name="T43">commandbutton&gt; e serve a genere bottoni sopra e sotto ad una section in stile Saleforce</text:span></text:p>
      <text:p text:style-name="P36" loext:marker-style-name="T10">&lt;apex:commandButton&gt;</text:p>
      <text:p text:style-name="P39" loext:marker-style-name="T10"><text:span text:style-name="T50">Tag per cerare un input di tipo bottone col stile si Salesforce</text:span></text:p>
      <text:p text:style-name="P33" loext:marker-style-name="T10"><text:span text:style-name="T50">&lt;apex:form&gt;</text:span></text:p>
      <text:p text:style-name="P13" loext:marker-style-name="T10"><text:span text:style-name="T30">Tag per cerare un form col stile si Salesforce</text:span><text:span text:style-name="T52"> </text:span></text:p>
      <text:p text:style-name="P33" loext:marker-style-name="T10"><text:span text:style-name="T50">&lt;apex:pageMessage&gt;</text:span></text:p>
      <text:p text:style-name="P14" loext:marker-style-name="T17"><text:soft-page-break/><text:span text:style-name="T30">Questo componente deve essere utilizzato per presentare </text:span><text:span text:style-name="T39">messaggi personalizzati </text:span><text:span text:style-name="T1">nella pagina utilizzando il modello di Salesforce </text:span><text:span text:style-name="T39">per errori, avvisi o altri tipi di messaggi per</text:span></text:p>
      <text:p text:style-name="P18" loext:marker-style-name="T10"><text:span text:style-name="T1">una determinata gravità.</text:span></text:p>
      <text:p text:style-name="P15" loext:marker-style-name="T17"><text:span text:style-name="T29">Si deve adopera l’</text:span><text:span text:style-name="T24">attributo obbligatorio <text:s/></text:span><text:span text:style-name="T47">Severity</text:span><text:span text:style-name="T48"> </text:span><text:span text:style-name="T49">che determina la </text:span><text:span text:style-name="T24">gravità del messaggio </text:span><text:span text:style-name="T29">i valori supportati sono: </text:span><text:span text:style-name="T33">‘confirm’, ‘info’, ‘warning’, ‘error’.</text:span></text:p>
      <text:p text:style-name="P15" loext:marker-style-name="T10"><text:span text:style-name="T28">L’ attributo </text:span><text:span text:style-name="T26">Strength</text:span><text:span text:style-name="T34"> </text:span><text:span text:style-name="T28">(non è obbligatorio ) determina </text:span><text:span text:style-name="T26"><text:s/></text:span><text:span text:style-name="T24">la visibilità e le dimensioni dell'icona visualizzata accanto al messaggio.</text:span></text:p>
      <text:p text:style-name="P15" loext:marker-style-name="T10"><text:span text:style-name="T29">Con il valore </text:span><text:span text:style-name="T24">0 </text:span><text:span text:style-name="T29">non viene inserita nessuna </text:span><text:span text:style-name="T24">immagine </text:span><text:span text:style-name="T29">con</text:span><text:span text:style-name="T24"> 1 </text:span><text:span text:style-name="T29">fino al </text:span><text:span text:style-name="T24">3 </text:span><text:span text:style-name="T29">cambia l’icona</text:span></text:p>
      <text:p text:style-name="P33" loext:marker-style-name="T10"><text:span text:style-name="T50">&lt;apex:panelBar&gt;</text:span></text:p>
      <text:p text:style-name="P26" loext:marker-style-name="T2"><text:span text:style-name="T1">Un'area d</text:span><text:span text:style-name="T44">ella</text:span><text:span text:style-name="T1"> pagina che include uno o più tag &lt;apex:panelBarItem&gt; </text:span><text:span text:style-name="T44">essa</text:span><text:span text:style-name="T1"> possono estendersi quando un utente </text:span><text:span text:style-name="T44">fa clic sull'intestazione associata.</text:span></text:p>
      <text:p text:style-name="P26" loext:marker-style-name="T10"><text:span text:style-name="T1">Quando un &lt;apex: panelBarItem&gt; viene esteso,l'intestazione e il contenuto dell'elemento vengono visualizzati mentre il contenuto di tutti gli altri elementi è </text:span><text:span text:style-name="T44">nascosto.</text:span></text:p>
      <text:p text:style-name="P26" loext:marker-style-name="T10"><text:span text:style-name="T44">Se </text:span><text:span text:style-name="T1">un altro &lt;apex: panelBarItem&gt; viene aperto, il contenuto dell'elemento </text:span><text:span text:style-name="T44">che veniva visualizzato</text:span><text:span text:style-name="T1"> viene <text:s/></text:span><text:span text:style-name="T44">nascosto.</text:span></text:p>
      <text:p text:style-name="P26" loext:marker-style-name="T10"><text:soft-page-break/><text:span text:style-name="T1">Un &lt;apex: panelBar&gt; può includere fino a 1000 tag</text:span><text:span text:style-name="T44"> &lt;apex: panelBarItem&gt;.</text:span></text:p>
      <text:p text:style-name="P33" loext:marker-style-name="T10"><text:span text:style-name="T50">&lt;apex:panelBarItem&gt;</text:span></text:p>
      <text:p text:style-name="P27" loext:marker-style-name="T10"><text:span text:style-name="T44">E un elemento</text:span><text:span text:style-name="T1"> </text:span><text:span text:style-name="T44">che si puè utilizzare solo all’interno di un Tag</text:span><text:span text:style-name="T1"> &lt;apex: panelBar&gt; </text:span><text:span text:style-name="T44">.</text:span></text:p>
      <text:p text:style-name="P26" loext:marker-style-name="T10"><text:span text:style-name="T44">I suoi attibbuti </text:span><text:span text:style-name="T1">onLeave e onEnter <text:s text:c="2"/>consentono di gestire gli eventi </text:span><text:span text:style-name="T44">di quando un panelBarItem viene aperto o chiuso.</text:span></text:p>
      <text:p text:style-name="P33" loext:marker-style-name="T10"><text:span text:style-name="T50">&lt;apex:panelGrid&gt;</text:span></text:p>
      <text:p text:style-name="P15" loext:marker-style-name="T17"><text:span text:style-name="T29">Genera </text:span><text:span text:style-name="T24">elemento tabella HTML in cui ogni </text:span><text:span text:style-name="T1">componente </text:span><text:span text:style-name="T44">figlio </text:span><text:span text:style-name="T24">viene inserito in una cella corrispondente nella prima riga fino al </text:span><text:span text:style-name="T29">raggiungimento del numero di colonne.</text:span></text:p>
      <text:p text:style-name="P15" loext:marker-style-name="T17"><text:span text:style-name="T1">A quel punto, il <text:s text:c="2"/>componente </text:span><text:span text:style-name="T44">successivo </text:span><text:span text:style-name="T1"><text:s/>si </text:span><text:span text:style-name="T44">posiziona </text:span><text:span text:style-name="T1">nella </text:span><text:span text:style-name="T44">prima cella libera della </text:span><text:span text:style-name="T1">riga </text:span><text:span text:style-name="T44">successiva .</text:span></text:p>
      <text:p text:style-name="P33" loext:marker-style-name="T10">&lt;apex:tabPanel&gt;</text:p>
      <text:p text:style-name="P15" loext:marker-style-name="T17"><text:span text:style-name="T1">Un'area della pagina visualizzata come un insieme di schede.</text:span></text:p>
      <text:p text:style-name="P16" loext:marker-style-name="T17"><text:span text:style-name="T1">Quando un utente fa click su </text:span><text:span text:style-name="T44">una </text:span><text:span text:style-name="T1">scheda, viene visualizzato il contenuto associato </text:span><text:span text:style-name="T44">alla </text:span><text:span text:style-name="T1">scheda </text:span><text:span text:style-name="T44">&lt;apex:tab&gt;</text:span><text:span text:style-name="T1">,</text:span><text:span text:style-name="T44">nascondendo il contenuto delle schede.</text:span></text:p>
      <text:p text:style-name="P15" loext:marker-style-name="T23"><text:span text:style-name="T44">L’attributo </text:span><text:span text:style-name="T1">switchType </text:span><text:span text:style-name="T44">determina </text:span><text:span text:style-name="T1">il metodo per passare </text:span><text:span text:style-name="T44">da una</text:span><text:span text:style-name="T1"> scheda</text:span><text:span text:style-name="T44"> all’altra</text:span><text:span text:style-name="T1">.</text:span></text:p>
      <text:p text:style-name="P15" loext:marker-style-name="T23"><text:span text:style-name="T44">I</text:span><text:span text:style-name="T1"> valori possibili </text:span><text:span text:style-name="T44">sono</text:span><text:span text:style-name="T1"> client, server e ajax.</text:span></text:p>
      <text:p text:style-name="P15" loext:marker-style-name="T23"><text:soft-page-break/><text:span text:style-name="T44">(</text:span><text:span text:style-name="T1">Se non specificato, questo valore viene impostato su server</text:span><text:span text:style-name="T44">)</text:span><text:span text:style-name="T1">.</text:span></text:p>
      <text:p text:style-name="P33" loext:marker-style-name="T10">&lt;apex:tab&gt;</text:p>
      <text:p text:style-name="P15" loext:marker-style-name="T23"><text:span text:style-name="T1">Una singola scheda in un &lt;apex: tabPanel&gt;.</text:span></text:p>
      <text:p text:style-name="P15" loext:marker-style-name="T23"><text:span text:style-name="T1">Il componente &lt;apex: tab&gt; deve essere </text:span><text:span text:style-name="T44">contenuto in un &lt;apex: tabPanel&gt;.</text:span></text:p>
      <text:p text:style-name="P33" loext:marker-style-name="T10">&lt;apex:toolbar&gt;</text:p>
      <text:p text:style-name="P19" loext:marker-style-name="T17"><text:span text:style-name="T39">Una barra degli strumenti orizzontale</text:span><text:span text:style-name="T1"> stilizzata che </text:span><text:span text:style-name="T39">può contenere </text:span><text:span text:style-name="T41">un </text:span><text:span text:style-name="T39">qualsiasi numero di componenti figlio.</text:span></text:p>
      <text:p text:style-name="P19" loext:marker-style-name="T2"><text:span text:style-name="T39">Per impostazione predefinita, tutti i componenti figlio sono </text:span><text:span text:style-name="T41">allineati al lato sinistro </text:span><text:span text:style-name="T44">della barra degli strumenti.</text:span></text:p>
      <text:p text:style-name="P38" loext:marker-style-name="T10">&lt;apex:toolbarGroup&gt;</text:p>
      <text:p text:style-name="P19" loext:marker-style-name="T17"><text:span text:style-name="T44"/></text:p>
      <text:p text:style-name="P26" loext:marker-style-name="T17"><text:span text:style-name="T44">Raggruppa u</text:span><text:span text:style-name="T1">n gruppo di componenti, </text:span><text:span text:style-name="T44">nella</text:span><text:span text:style-name="T1"> barra degli strumenti, <text:s/>può essere allineata a sinistra o a destra </text:span><text:span text:style-name="T44">.</text:span></text:p>
      <text:p text:style-name="P26" loext:marker-style-name="T10"><text:span text:style-name="T1">Il componente &lt;apex: toolbarGroup&gt; deve essere un componente figlio di &lt;apex:toolbar&gt;.</text:span></text:p>
      <text:p text:style-name="P27" loext:marker-style-name="T10"><text:span text:style-name="T44">I suoi attributi sono :</text:span></text:p>
      <text:list text:style-name="L3">
        <text:list-item>
          <text:p text:style-name="P21" loext:marker-style-name="T10"><text:span text:style-name="T41">I</text:span><text:span text:style-name="T39">temSeparator(API version 10.0) utilizzato per </text:span><text:span text:style-name="T41">separare i componenti della barra degli strumenti.</text:span><text:span text:style-name="T39">I valori possibili </text:span><text:span text:style-name="T41">sono </text:span><text:span text:style-name="T39">none,line,square,disc,grid </text:span><text:span text:style-name="T41">.</text:span></text:p>
          <text:p text:style-name="P30" loext:marker-style-name="T10"><text:soft-page-break/><text:span text:style-name="T1">Se non specificato, questo valore viene impostato su </text:span><text:span text:style-name="T44">none</text:span><text:span text:style-name="T1">.</text:span></text:p>
        </text:list-item>
        <text:list-item>
          <text:p text:style-name="P22" loext:marker-style-name="T10"><text:span text:style-name="T39">Id: un identificatore</text:span><text:span text:style-name="T1"> che consente al componente della barra degli strumenti di fare riferimento ad altri componenti nella</text:span></text:p>
          <text:p text:style-name="P25" loext:marker-style-name="T10"><text:span text:style-name="T1">pagina.</text:span></text:p>
        </text:list-item>
      </text:list>
      <text:p text:style-name="P24" loext:marker-style-name="T10"><text:span text:style-name="T1"/></text:p>
      <text:p text:style-name="P40" loext:marker-style-name="T10">Input tags</text:p>
      <text:p text:style-name="P19" loext:marker-style-name="T2"><text:span text:style-name="T39">I tag di input vengono utilizzati per acquisire l'input dell'utente, per qualsiasi </text:span><text:span text:style-name="T41">Fild</text:span><text:span text:style-name="T39"> di </text:span><text:span text:style-name="T41">un</text:span><text:span text:style-name="T39"> oggetto standard/personalizzato, e rispetta tutti i </text:span><text:span text:style-name="T41">requisiti</text:span><text:span text:style-name="T39"> impostati sul </text:span><text:span text:style-name="T41">Fild</text:span><text:span text:style-name="T1">, ad esempio se il campo è obbligatorio, o univoco, o se l'utente corrente dispone </text:span><text:span text:style-name="T44">dell'autorizzazione per visualizzarlo o modificarlo.</text:span></text:p>
      <text:p text:style-name="P33" loext:marker-style-name="T10"><text:span text:style-name="T50">&lt;apex:inputText&gt;</text:span></text:p>
      <text:p text:style-name="P26" loext:marker-style-name="T2"><text:span text:style-name="T44">E un</text:span><text:span text:style-name="T1"> input HTML di tipo text.</text:span></text:p>
      <text:p text:style-name="P26" loext:marker-style-name="T10"><text:span text:style-name="T44">Serve</text:span><text:span text:style-name="T1"> per ottenere l'input dell'utente per un metodo </text:span><text:span text:style-name="T44">di un </text:span><text:span text:style-name="T1">controller che non corrisponde a </text:span><text:span text:style-name="T44">un Fild di un oggetto Salesforce.</text:span></text:p>
      <text:p text:style-name="P26" loext:marker-style-name="T17"><text:span text:style-name="T1">Questo componente non utilizza lo stile di Salesforce.</text:span></text:p>
      <text:p text:style-name="P26" loext:marker-style-name="T17"><text:span text:style-name="T44">P</text:span><text:span text:style-name="T1">oiché non corrisponde a </text:span><text:span text:style-name="T44">un</text:span><text:span text:style-name="T1"> qualsiasi </text:span><text:span text:style-name="T44">dato/Fild</text:span><text:span text:style-name="T1"> </text:span><text:span text:style-name="T44">di un </text:span><text:span text:style-name="T1">oggetto, è richiesto un codice personalizzato </text:span><text:span text:style-name="T44">per utilizzarlo il valore immesso dall'utente.</text:span></text:p>
      <text:p text:style-name="P31" loext:marker-style-name="T10"><text:soft-page-break/><text:span text:style-name="T50">&lt;apex:inputSecret&gt;</text:span></text:p>
      <text:p text:style-name="P26" loext:marker-style-name="T2"><text:span text:style-name="T1">Un <text:s/>input HTML di tipo password.</text:span></text:p>
      <text:p text:style-name="P20" loext:marker-style-name="T10"><text:span text:style-name="T44">Serve</text:span><text:span text:style-name="T1"> per ottenere </text:span><text:span text:style-name="T39">l'input </text:span><text:span text:style-name="T41">(valore nascosto visivamente)</text:span><text:span text:style-name="T1">dell'utente per un metodo controller che </text:span><text:span text:style-name="T39">non corrisponde a un </text:span><text:span text:style-name="T41">Fild</text:span><text:span text:style-name="T39"> </text:span><text:span text:style-name="T41">di</text:span><text:span text:style-name="T39"> un oggetto Salesforce</text:span><text:span text:style-name="T44">.</text:span></text:p>
      <text:p text:style-name="P31" loext:marker-style-name="T10"><text:span text:style-name="T50">&lt;apex:inputTextarea&gt;</text:span></text:p>
      <text:p text:style-name="P26" loext:marker-style-name="T10"><text:span text:style-name="T1">Un <text:s/>input </text:span><text:span text:style-name="T44">di tipo TextArea</text:span><text:span text:style-name="T1">.</text:span></text:p>
      <text:p text:style-name="P19" loext:marker-style-name="T2"><text:span text:style-name="T44">Serve</text:span><text:span text:style-name="T1"> per ottenere l'input dell'utente per un metodo controller che </text:span><text:span text:style-name="T39">non corrisponde a un </text:span><text:span text:style-name="T41">Fild</text:span><text:span text:style-name="T39"> </text:span><text:span text:style-name="T41">di nessun</text:span><text:span text:style-name="T39"> un oggetto Salesforce</text:span><text:span text:style-name="T44">.</text:span></text:p>
      <text:p text:style-name="P33" loext:marker-style-name="T10"><text:span text:style-name="T50">&lt;apex:inputCheckbox&gt;</text:span></text:p>
      <text:p text:style-name="P15" loext:marker-style-name="T2"><text:span text:style-name="T24">Un <text:s/>input HTML di tipo </text:span><text:span text:style-name="T26">checkbox.</text:span></text:p>
      <text:p text:style-name="P19" loext:marker-style-name="T10"><text:span text:style-name="T44">Serve </text:span><text:span text:style-name="T1">per ottenere l'input dell'utente per un metodo controller che </text:span><text:span text:style-name="T39">non corrisponde a </text:span><text:span text:style-name="T41">un Fild di un oggetto Salesforce.</text:span></text:p>
      <text:p text:style-name="P19" loext:marker-style-name="T10"><text:span text:style-name="T41"/></text:p>
      <text:p text:style-name="P40" loext:marker-style-name="T10">Output tags</text:p>
      <text:p text:style-name="P15" loext:marker-style-name="T17"><text:span text:style-name="T24">I tag di output vengono utilizzati per visualizzare e stampare il </text:span><text:span text:style-name="T44">testo sullo schermo.</text:span></text:p>
      <text:p text:style-name="P33" loext:marker-style-name="T10"><text:span text:style-name="T50">&lt;apex:outputLabel&gt;</text:span></text:p>
      <text:p text:style-name="P26" loext:marker-style-name="T10"><text:span text:style-name="T44">Una Label </text:span><text:span text:style-name="T1">per un campo di input o di output.</text:span></text:p>
      <text:p text:style-name="P19" loext:marker-style-name="T10"><text:span text:style-name="T44">Serve</text:span><text:span text:style-name="T1"> per fornire un'etichetta per un</text:span></text:p>
      <text:p text:style-name="P19" loext:marker-style-name="T10"><text:span text:style-name="T1">metodo </text:span><text:span text:style-name="T44">di un </text:span><text:span text:style-name="T1">controller che </text:span><text:span text:style-name="T39">non corrisponde a</text:span><text:span text:style-name="T41">d un Fild</text:span><text:span text:style-name="T39"> </text:span><text:span text:style-name="T41">si nessun oggetto Salesforce</text:span><text:span text:style-name="T44">.</text:span></text:p>
      <text:p text:style-name="P33" loext:marker-style-name="T10"><text:soft-page-break/><text:span text:style-name="T50">&lt;apex:outputLink&gt;</text:span></text:p>
      <text:p text:style-name="P26" loext:marker-style-name="T2"><text:span text:style-name="T1">Questo tag crea un collegamento a un URL.</text:span></text:p>
      <text:p text:style-name="P26" loext:marker-style-name="T10"><text:span text:style-name="T44">Q</text:span><text:span text:style-name="T1">uando si fa clic su questo collegamento,</text:span></text:p>
      <text:p text:style-name="P26" loext:marker-style-name="T10"><text:span text:style-name="T1">viene aperto l'URL specificato nell'attributo </text:span><text:span text:style-name="T44">value</text:span><text:span text:style-name="T1">.</text:span></text:p>
      <text:p text:style-name="P26" loext:marker-style-name="T17"><text:span text:style-name="T1">Il corpo di un &lt;apex: outputLink&gt; può essere </text:span><text:span text:style-name="T44">un </text:span><text:span text:style-name="T1">testo o un'immagin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 Bayan" svg:font-family="'Al Bayan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03:22.664147588</meta:creation-date>
    <dc:date>2023-12-08T19:01:17.329510595</dc:date>
    <meta:editing-duration>PT1H57M56S</meta:editing-duration>
    <meta:editing-cycles>1</meta:editing-cycles>
    <meta:document-statistic meta:table-count="0" meta:image-count="0" meta:object-count="0" meta:page-count="11" meta:paragraph-count="119" meta:word-count="1337" meta:character-count="9052" meta:non-whitespace-character-count="7826"/>
    <meta:generator>LibreOffice/7.6.4.1$MacOSX_X86_64 LibreOffice_project/e19e193f88cd6c0525a17fb7a176ed8e6a3e2aa1</meta:generator>
  </office:meta>
</office:document-meta>
</file>